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>
      <style:text-properties style:font-name="Liberation Sans" style:text-underline-style="none"/>
    </style:style>
    <style:style style:name="P5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1">
      <style:paragraph-properties fo:margin-left="0.4925in" fo:margin-right="0in" fo:text-indent="-0.25in" style:auto-text-indent="false"/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9 September</text:p>
      <text:p text:style-name="P2"/>
      <text:p text:style-name="P3">Computers:</text:p>
      <text:p text:style-name="P3"/>
      <text:list xml:id="list19780809721" text:style-name="L1">
        <text:list-item>
          <text:p text:style-name="P5">4c: How file compression works and how compression affects the quality of the file.</text:p>
          <text:list>
            <text:list-item>
              <text:p text:style-name="P5">reduces amount of bits in data files</text:p>
            </text:list-item>
            <text:list-item>
              <text:p text:style-name="P5">refer to duplicate sections of information or refer to repeated blocks of information</text:p>
              <text:list>
                <text:list-item>
                  <text:p text:style-name="P5">store a dictionary of duplicates along w/ the information stream</text:p>
                </text:list-item>
              </text:list>
            </text:list-item>
            <text:list-item>
              <text:p text:style-name="P5">what types of compression are there?</text:p>
            </text:list-item>
            <text:list-item>
              <text:p text:style-name="P5">lossy vs. lossless compression</text:p>
              <text:list>
                <text:list-item>
                  <text:p text:style-name="P5">lossy removes unneeded information (ie: colors or tones that don't differ beyond a certain threshold in image or audio files)</text:p>
                  <text:p text:style-name="P6">show a sample tarball along with its checksum; get the original data back; show lossy music file</text:p>
                  <text:p text:style-name="P6"/>
                </text:list-item>
              </text:list>
            </text:list-item>
          </text:list>
        </text:list-item>
        <text:list-item>
          <text:p text:style-name="P5">4d: Describe 2 computer-chip based devices, and describe how they are smarter because of the chip and its program.</text:p>
          <text:list>
            <text:list-item>
              <text:p text:style-name="P5">cars</text:p>
            </text:list-item>
            <text:list-item>
              <text:p text:style-name="P5">coffee makers (automated start, etc.)</text:p>
            </text:list-item>
            <text:list-item>
              <text:p text:style-name="P5">heaters (non-mechanical thermostats)</text:p>
            </text:list-item>
            <text:list-item>
              <text:p text:style-name="P5">irons (automated shut-off)</text:p>
            </text:list-item>
            <text:list-item>
              <text:p text:style-name="P5">bread machines</text:p>
            </text:list-item>
            <text:list-item>
              <text:p text:style-name="P5"/>
            </text:list-item>
          </text:list>
        </text:list-item>
      </text:list>
      <text:p text:style-name="P2"/>
      <text:p text:style-name="P3">Digital Technology:</text:p>
      <text:p text:style-name="P4"/>
      <text:p text:style-name="P2"/>
      <text:p text:style-name="P3">Computer Programming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yn Treshansky</meta:initial-creator>
    <meta:creation-date>2014-09-15T15:56:54</meta:creation-date>
    <dc:date>2014-09-28T08:36:07</dc:date>
    <dc:creator>Allyn Treshansky</dc:creator>
    <meta:editing-duration>PT37M44S</meta:editing-duration>
    <meta:editing-cycles>12</meta:editing-cycles>
    <meta:generator>LibreOffice/3.5$Linux_X86_64 LibreOffice_project/350m1$Build-2</meta:generator>
    <meta:document-statistic meta:table-count="0" meta:image-count="0" meta:object-count="0" meta:page-count="1" meta:paragraph-count="18" meta:word-count="145" meta:character-count="862" meta:non-whitespace-character-count="749"/>
  </office:meta>
</office:document-meta>
</file>